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791a" officeooo:paragraph-rsid="000a791a"/>
    </style:style>
    <style:style style:name="P2" style:family="paragraph" style:parent-style-name="Standard">
      <style:text-properties officeooo:rsid="000a791a" officeooo:paragraph-rsid="000a791a"/>
    </style:style>
    <style:style style:name="P3" style:family="paragraph" style:parent-style-name="Standard">
      <style:text-properties officeooo:rsid="000bc403" officeooo:paragraph-rsid="000bc403"/>
    </style:style>
    <style:style style:name="T1" style:family="text">
      <style:text-properties fo:font-variant="normal" fo:text-transform="none" fo:color="#030303" loext:opacity="100%" style:font-name="Roboto" fo:font-size="14.399999618530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nnel:</text:p>
      <text:p text:style-name="P3"><text:span text:style-name="T1">Kurzgesagt</text:span> voice</text:p>
      <text:p text:style-name="P3">FireShip content like: every moment should be a value for watcher</text:p>
      <text:p text:style-name="P3"/>
      <text:p text:style-name="P1"/>
      <text:p text:style-name="P1"/>
      <text:p text:style-name="P3">Video:</text:p>
      <text:p text:style-name="P1">Naslov govor o cemu,</text:p>
      <text:p text:style-name="P1"/>
      <text:p text:style-name="P1">pocinje sa sta je u 2 recenice max</text:p>
      <text:p text:style-name="P1">cemu sluzi (plus mali opis)</text:p>
      <text:p text:style-name="P1">ko ga je kreirao I kada</text:p>
      <text:p text:style-name="P1">neka statistika </text:p>
      <text:p text:style-name="P1">dodatni podaci</text:p>
      <text:p text:style-name="P1">zasto je napravljen</text:p>
      <text:p text:style-name="P1">na sta lici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4:04:55.925000000</dc:date>
    <meta:editing-duration>PT2H48M21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2" meta:word-count="48" meta:character-count="259" meta:non-whitespace-character-count="222"/>
  </office:meta>
</office:document-meta>
</file>